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866405F2EB2BCB5CEB.jpg" manifest:media-type="image/jpeg"/>
  <manifest:file-entry manifest:full-path="Pictures/1000000000000286000002869D17A558F545FCCC.jpg" manifest:media-type="image/jpeg"/>
  <manifest:file-entry manifest:full-path="Pictures/1000000000000286000002866CB58BAC119B104C.jpg" manifest:media-type="image/jpeg"/>
  <manifest:file-entry manifest:full-path="Pictures/100000000000028600000286F56B9FE8D566E8CE.jpg" manifest:media-type="image/jpeg"/>
  <manifest:file-entry manifest:full-path="Pictures/10000000000002860000028694381676EA756993.jpg" manifest:media-type="image/jpeg"/>
  <manifest:file-entry manifest:full-path="Pictures/100000000000028600000286B5C5D244FD468196.jpg" manifest:media-type="image/jpeg"/>
  <manifest:file-entry manifest:full-path="Pictures/100000000000028600000286F22BB22348C4DC29.jpg" manifest:media-type="image/jpeg"/>
  <manifest:file-entry manifest:full-path="Pictures/10000000000002860000028692DB2CA321DC9487.jpg" manifest:media-type="image/jpeg"/>
  <manifest:file-entry manifest:full-path="Pictures/100000000000028600000286156660F9631F7FF5.jpg" manifest:media-type="image/jpeg"/>
  <manifest:file-entry manifest:full-path="Pictures/1000000000000286000002863E1AF4B5C3C721FA.jpg" manifest:media-type="image/jpeg"/>
  <manifest:file-entry manifest:full-path="Pictures/1000000000000286000002867AD5CA0C961FA64E.jpg" manifest:media-type="image/jpeg"/>
  <manifest:file-entry manifest:full-path="Pictures/100000000000028600000286AC18EFD4A98C5A3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Afbeelding1" text:anchor-type="paragraph" svg:x="-0.026cm" svg:y="0cm" svg:width="8.481cm" svg:height="8.481cm" draw:z-index="0"><draw:image xlink:href="Pictures/1000000000000286000002863E1AF4B5C3C721FA.jpg" xlink:type="simple" xlink:show="embed" xlink:actuate="onLoad" loext:mime-type="image/jpeg"/></draw:frame><draw:frame draw:style-name="fr1" draw:name="Afbeelding2" text:anchor-type="paragraph" svg:x="8.453cm" svg:y="0cm" svg:width="8.481cm" svg:height="8.481cm" draw:z-index="1"><draw:image xlink:href="Pictures/10000000000002860000028694381676EA756993.jpg" xlink:type="simple" xlink:show="embed" xlink:actuate="onLoad" loext:mime-type="image/jpeg"/></draw:frame><draw:frame draw:style-name="fr1" draw:name="Afbeelding3" text:anchor-type="paragraph" svg:x="-0.026cm" svg:y="8.867cm" svg:width="8.528cm" svg:height="9.301cm" draw:z-index="2"><draw:image xlink:href="Pictures/100000000000028600000286AC18EFD4A98C5A3D.jpg" xlink:type="simple" xlink:show="embed" xlink:actuate="onLoad" loext:mime-type="image/jpeg"/></draw:frame><draw:frame draw:style-name="fr2" draw:name="Afbeelding4" text:anchor-type="paragraph" svg:x="8.368cm" svg:y="8.867cm" svg:width="8.5cm" svg:height="8.5cm" draw:z-index="3"><draw:image xlink:href="Pictures/100000000000028600000286F22BB22348C4DC29.jpg" xlink:type="simple" xlink:show="embed" xlink:actuate="onLoad" loext:mime-type="image/jpeg"/></draw:frame></text:p>
      <text:p text:style-name="Standard"/>
      <text:p text:style-name="Standard"><draw:frame draw:style-name="fr1" draw:name="Afbeelding5" text:anchor-type="paragraph" svg:x="0.12cm" svg:y="8.731cm" svg:width="8.454cm" svg:height="8.454cm" draw:z-index="4"><draw:image xlink:href="Pictures/1000000000000286000002867AD5CA0C961FA64E.jpg" xlink:type="simple" xlink:show="embed" xlink:actuate="onLoad" loext:mime-type="image/jpeg"/></draw:frame><draw:frame draw:style-name="fr1" draw:name="Afbeelding7" text:anchor-type="paragraph" svg:x="8.573cm" svg:y="8.751cm" svg:width="8.435cm" svg:height="8.435cm" draw:z-index="5"><draw:image xlink:href="Pictures/10000000000002860000028692DB2CA321DC9487.jpg" xlink:type="simple" xlink:show="embed" xlink:actuate="onLoad" loext:mime-type="image/jpeg"/></draw:frame></text:p>
      <text:p text:style-name="P1"><draw:frame draw:style-name="fr1" draw:name="Afbeelding6" text:anchor-type="paragraph" svg:x="0.069cm" svg:y="0cm" svg:width="8.502cm" svg:height="8.502cm" draw:z-index="6"><draw:image xlink:href="Pictures/100000000000028600000286F56B9FE8D566E8CE.jpg" xlink:type="simple" xlink:show="embed" xlink:actuate="onLoad" loext:mime-type="image/jpeg"/></draw:frame><draw:frame draw:style-name="fr1" draw:name="Afbeelding8" text:anchor-type="paragraph" svg:x="8.569cm" svg:y="0.053cm" svg:width="8.449cm" svg:height="8.449cm" draw:z-index="7"><draw:image xlink:href="Pictures/1000000000000286000002866CB58BAC119B104C.jpg" xlink:type="simple" xlink:show="embed" xlink:actuate="onLoad" loext:mime-type="image/jpeg"/></draw:frame><draw:frame draw:style-name="fr1" draw:name="Afbeelding9" text:anchor-type="paragraph" svg:x="0.095cm" svg:y="8.811cm" svg:width="8.502cm" svg:height="8.502cm" draw:z-index="8"><draw:image xlink:href="Pictures/1000000000000286000002869D17A558F545FCCC.jpg" xlink:type="simple" xlink:show="embed" xlink:actuate="onLoad" loext:mime-type="image/jpeg"/></draw:frame><draw:frame draw:style-name="fr1" draw:name="Afbeelding10" text:anchor-type="paragraph" svg:x="8.595cm" svg:y="8.811cm" svg:width="8.502cm" svg:height="8.502cm" draw:z-index="9"><draw:image xlink:href="Pictures/1000000000000286000002866405F2EB2BCB5CEB.jpg" xlink:type="simple" xlink:show="embed" xlink:actuate="onLoad" loext:mime-type="image/jpeg"/></draw:frame><draw:frame draw:style-name="fr1" draw:name="Afbeelding11" text:anchor-type="paragraph" svg:x="-0.044cm" svg:y="17.515cm" svg:width="8.571cm" svg:height="8.571cm" draw:z-index="10"><draw:image xlink:href="Pictures/100000000000028600000286156660F9631F7FF5.jpg" xlink:type="simple" xlink:show="embed" xlink:actuate="onLoad" loext:mime-type="image/jpeg"/></draw:frame></text:p>
      <text:p text:style-name="Standard"><draw:frame draw:style-name="fr1" draw:name="Afbeelding12" text:anchor-type="paragraph" svg:x="8.677cm" svg:y="17.066cm" svg:width="8.326cm" svg:height="8.326cm" draw:z-index="11"><draw:image xlink:href="Pictures/100000000000028600000286B5C5D244FD46819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3:25:56.182622473</meta:creation-date>
    <dc:date>2019-03-17T13:37:24.972975853</dc:date>
    <meta:editing-duration>PT21S</meta:editing-duration>
    <meta:editing-cycles>1</meta:editing-cycles>
    <meta:document-statistic meta:table-count="0" meta:image-count="1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